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635" officeooo:paragraph-rsid="000ab635"/>
    </style:style>
    <style:style style:name="P2" style:family="paragraph" style:parent-style-name="Standard">
      <style:text-properties officeooo:rsid="000bf333" officeooo:paragraph-rsid="000bf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i.ua.es/es/web-institucional-ua/guia-de-estilo.html" text:style-name="Internet_20_link" text:visited-style-name="Visited_20_Internet_20_Link">https://si.ua.es/es/web-institucional-ua/guia-de-estilo.html</text:a></text:p>
      <text:p text:style-name="P1"/>
      <text:p text:style-name="P1"><text:a xlink:type="simple" xlink:href="https://es.wikipedia.org/wiki/Wikipedia:Manual_de_estilo" text:style-name="Internet_20_link" text:visited-style-name="Visited_20_Internet_20_Link">https://es.wikipedia.org/wiki/Wikipedia:Manual_de_estilo</text:a></text:p>
      <text:p text:style-name="P1"/>
      <text:p text:style-name="P1"><text:a xlink:type="simple" xlink:href="http://www.upv.es/entidades/ASIC/manuales/guia_estilos_upv.pdf" text:style-name="Internet_20_link" text:visited-style-name="Visited_20_Internet_20_Link">http://www.upv.es/entidades/ASIC/manuales/guia_estilos_upv.pdf</text:a></text:p>
      <text:p text:style-name="P1"/>
      <text:p text:style-name="P1">Teniendo estos 3 manuales de estilo:</text:p>
      <text:p text:style-name="P1"/>
      <text:p text:style-name="P1">1. Escoge un elemento que salga definido en las 3 y comparalos.</text:p>
      <text:p text:style-name="P1">2.Resalta la parte en la que mas hacen hincapié y trata de explicar porqué.</text:p>
      <text:p text:style-name="P1"/>
      <text:p text:style-name="P2">1.Tamaño de letra para un párrafo(&lt;p&gt;):</text:p>
      <text:p text:style-name="P2"><text:tab/>Wiki→ 80-120% de la default</text:p>
      <text:p text:style-name="P2"><text:tab/>UA → </text:p>
      <text:p text:style-name="P2"><text:tab/>UPV → arial 11, bold-color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0:48:41.499409156</meta:creation-date>
    <meta:generator>LibreOffice/7.3.7.2$Linux_X86_64 LibreOffice_project/30$Build-2</meta:generator>
    <dc:date>2023-09-29T12:02:30.121814690</dc:date>
    <meta:editing-duration>PT31M57S</meta:editing-duration>
    <meta:editing-cycles>2</meta:editing-cycles>
    <meta:document-statistic meta:table-count="0" meta:image-count="0" meta:object-count="0" meta:page-count="1" meta:paragraph-count="11" meta:word-count="53" meta:character-count="453" meta:non-whitespace-character-count="405"/>
  </office:meta>
</office:document-meta>
</file>